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c2b35c" officeooo:paragraph-rsid="00c2b35c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ccd8bb"/>
    </style:style>
    <style:style style:name="T8" style:family="text">
      <style:text-properties officeooo:rsid="00cda117"/>
    </style:style>
    <style:style style:name="T9" style:family="text">
      <style:text-properties officeooo:rsid="00da7729"/>
    </style:style>
    <style:style style:name="T10" style:family="text">
      <style:text-properties officeooo:rsid="00dbf4f3"/>
    </style:style>
    <style:style style:name="T11" style:family="text">
      <style:text-properties officeooo:rsid="00dde62d"/>
    </style:style>
    <style:style style:name="T12" style:family="text">
      <style:text-properties officeooo:rsid="00dbe077"/>
    </style:style>
    <style:style style:name="T13" style:family="text">
      <style:text-properties officeooo:rsid="00bd32ff"/>
    </style:style>
    <style:style style:name="T14" style:family="text">
      <style:text-properties officeooo:rsid="00be6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10">@JsonIgnore가 유용하다.</text:p>
      <text:p text:style-name="P9">- category</text:p>
      <text:p text:style-name="P9">- posts</text:p>
      <text:p text:style-name="P9">- post_like</text:p>
      <text:p text:style-name="P9">- post_dislike</text:p>
      <text:p text:style-name="P11">- comments</text:p>
      <text:p text:style-name="P11"/>
      <text:p text:style-name="P11">나중에 할 것들</text:p>
      <text:p text:style-name="P11">- <text:span text:style-name="T7">commentdto엔티티를 다 </text:span><text:span text:style-name="T8">join fetch로 바꿔보자.</text:span></text:p>
      <text:p text:style-name="P11">- 성능을 위해라고 생각하면 결국 <text:span text:style-name="T9">join fetch 못한다. 그냥 다 버리고 새로 하는 마음으로 해야할 것.</text:span></text:p>
      <text:p text:style-name="P11">- <text:span text:style-name="T10">post를 </text:span><text:span text:style-name="T11">join fetch로 바꾸는 것은</text:span><text:span text:style-name="T10"> querydsl을 배우고 하자.</text:span></text:p>
      <text:p text:style-name="P11"/>
      <text:p text:style-name="P11">- <text:span text:style-name="T12">get요청 modelattribute로 할것.</text:span></text:p>
      <text:p text:style-name="P11">- 삭제시 <text:span text:style-name="T13">cascade하는것</text:span></text:p>
      <text:p text:style-name="P11">- <text:span text:style-name="T14">querydsl 공부하고 여러조건으로 게시글 검색. 특정회원이 쓴 게시글도 검색할 수 있게 하자.</text:span></text:p>
      <text:p text:style-name="P11">- 폰트 크기 변경?</text:p>
      <text:p text:style-name="P11">- 댓글 이모티콘?</text:p>
      <text:p text:style-name="P11">- 사진 업로드?</text:p>
      <text:p text:style-name="P11">- 패스워드 암호화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12"/>
      <text:p text:style-name="P12">테스트 하기 – 쉽지 않을 예정</text:p>
      <text:p text:style-name="P2"/>
      <text:p text:style-name="P2"/>
      <text:p text:style-name="P2"/>
      <text:p text:style-name="P1">통합 테스트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20T00:42:28.110104500</dc:date>
    <meta:editing-duration>PT20H30M2S</meta:editing-duration>
    <meta:editing-cycles>120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48" meta:word-count="200" meta:character-count="889" meta:non-whitespace-character-count="736"/>
  </office:meta>
</office:document-meta>
</file>